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Question<text:s/></text:span><text:span text:style-name="T3">4</text:span><text:span text:style-name="T4">:</text:span><text:span text:style-name="T5"><text:s/></text:span><text:span text:style-name="T6">Write a program to check<text:s/></text:span><text:span text:style-name="T7">if</text:span><text:span text:style-name="T8"><text:s/>a character is uppercase.</text:span></text:p>
      <text:p text:style-name="P9"/>
      <text:p text:style-name="P10">#include &lt;iostream&gt;</text:p>
      <text:p text:style-name="P11">Using namespace std;</text:p>
      <text:p text:style-name="P12"/>
      <text:p text:style-name="P13">Int main() {</text:p>
      <text:p text:style-name="P14"><text:s text:c="4"/>Char ch;</text:p>
      <text:p text:style-name="P15"><text:s text:c="4"/>Cout &lt;&lt; “Enter a character: “;</text:p>
      <text:p text:style-name="P16"><text:s text:c="4"/>Cin &gt;&gt; ch;</text:p>
      <text:p text:style-name="P17"/>
      <text:p text:style-name="P18"><text:s text:c="4"/>If (ch &gt;= ‘A’ &amp;&amp; ch &lt;= ‘Z’) {</text:p>
      <text:p text:style-name="P19"><text:s text:c="8"/>Cout &lt;&lt; “The character is uppercase.” &lt;&lt; endl;</text:p>
      <text:p text:style-name="P20"><text:s text:c="4"/>}</text:p>
      <text:p text:style-name="P21"><text:s text:c="4"/>Return 0;</text:p>
      <text:p text:style-name="P22">}</text:p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unairachaudhry48@gmail.com</meta:initial-creator>
    <dc:creator>zunairachaudhry48@gmail.com</dc:creator>
    <meta:creation-date>2024-12-23T02:33:00Z</meta:creation-date>
    <dc:date>2024-12-23T02:33:00Z</dc:date>
    <meta:template xlink:href="Normal.dotm" xlink:type="simple"/>
    <meta:editing-cycles>6</meta:editing-cycles>
    <meta:editing-duration>PT120S</meta:editing-duration>
    <meta:document-statistic meta:page-count="1" meta:paragraph-count="1" meta:word-count="44" meta:character-count="297" meta:row-count="2" meta:non-whitespace-character-count="254"/>
  </office:meta>
</office:document-meta>
</file>